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0" style:family="paragraph" style:parent-style-name="Table_20_Contents">
      <style:text-properties officeooo:rsid="000bac82" officeooo:paragraph-rsid="003991e3"/>
    </style:style>
    <style:style style:name="P31" style:family="paragraph" style:parent-style-name="Table_20_Contents">
      <style:text-properties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7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4" style:family="paragraph">
      <loext:graphic-properties draw:fill="none" draw:fill-color="#ffffff"/>
      <style:text-properties fo:font-size="10pt" style:font-size-asian="10pt" style:font-size-complex="10pt"/>
    </style:style>
    <style:style style:name="P65" style:family="paragraph">
      <style:paragraph-properties fo:margin-left="0.026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text-properties fo:font-size="10.5pt" style:font-size-asian="10.5pt" style:font-size-complex="10.5pt"/>
    </style:style>
    <style:style style:name="P67" style:family="paragraph">
      <style:paragraph-properties fo:margin-left="0.101cm" fo:margin-right="0.101cm" fo:margin-top="0cm" fo:margin-bottom="0cm" fo:line-height="100%" fo:text-indent="0cm"/>
    </style:style>
    <style:style style:name="P68" style:family="paragraph">
      <style:paragraph-properties fo:margin-top="0cm" fo:margin-bottom="0cm" fo:line-height="100%"/>
    </style:style>
    <style:style style:name="P69" style:family="paragraph">
      <style:paragraph-properties fo:margin-top="0cm" fo:margin-bottom="0cm" fo:line-height="100%" fo:text-align="justify"/>
    </style:style>
    <style:style style:name="P70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18" style:family="text">
      <style:text-properties officeooo:rsid="0023c526"/>
    </style:style>
    <style:style style:name="T19" style:family="text">
      <style:text-properties officeooo:rsid="00282cca"/>
    </style:style>
    <style:style style:name="T2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1" style:family="text">
      <style:text-properties style:font-name="Times New Roman" style:font-name-asian="Times New Roman2" style:font-name-complex="Times New Roman2"/>
    </style:style>
    <style:style style:name="T2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4" style:family="text">
      <style:text-properties style:font-name-asian="Times New Roman2" style:font-name-complex="Times New Roman2"/>
    </style:style>
    <style:style style:name="T25" style:family="text">
      <style:text-properties officeooo:rsid="00282cca" style:font-name-asian="Times New Roman2" style:font-name-complex="Times New Roman2"/>
    </style:style>
    <style:style style:name="T26" style:family="text">
      <style:text-properties officeooo:rsid="001331e3" style:font-name-asian="Times New Roman2" style:font-name-complex="Times New Roman2"/>
    </style:style>
    <style:style style:name="T27" style:family="text">
      <style:text-properties style:font-name-asian="Times New Roman2" style:font-name-complex="Times New Roman2" style:font-style-complex="normal" style:font-weight-complex="normal"/>
    </style:style>
    <style:style style:name="T28" style:family="text">
      <style:text-properties officeooo:rsid="002e1b18"/>
    </style:style>
    <style:style style:name="T29" style:family="text">
      <style:text-properties officeooo:rsid="00181cf4"/>
    </style:style>
    <style:style style:name="T30" style:family="text">
      <style:text-properties fo:language="ru" fo:country="RU"/>
    </style:style>
    <style:style style:name="T31" style:family="text">
      <style:text-properties officeooo:rsid="003622d5"/>
    </style:style>
    <style:style style:name="T32" style:family="text">
      <style:text-properties officeooo:rsid="002e1b18" style:font-style-complex="normal"/>
    </style:style>
    <style:style style:name="T33" style:family="text">
      <style:text-properties officeooo:rsid="003622d5" style:font-style-complex="normal"/>
    </style:style>
    <style:style style:name="T34" style:family="text">
      <style:text-properties fo:language="en" fo:country="US"/>
    </style:style>
    <style:style style:name="T35" style:family="text">
      <style:text-properties fo:language="uk" fo:country="UA"/>
    </style:style>
    <style:style style:name="T36" style:family="text">
      <style:text-properties fo:language="uk" fo:country="UA" officeooo:rsid="003b8003"/>
    </style:style>
    <style:style style:name="T37" style:family="text">
      <style:text-properties fo:language="uk" fo:country="UA" officeooo:rsid="002c9457"/>
    </style:style>
    <style:style style:name="T38" style:family="text">
      <style:text-properties fo:language="uk" fo:country="UA" officeooo:rsid="0021a7d8"/>
    </style:style>
    <style:style style:name="T39" style:family="text">
      <style:text-properties fo:language="uk" fo:country="UA" fo:font-weight="bold" officeooo:rsid="002c9457" style:font-weight-asian="bold" style:font-weight-complex="bold"/>
    </style:style>
    <style:style style:name="T40" style:family="text">
      <style:text-properties fo:language="uk" fo:country="UA" fo:font-weight="normal" officeooo:rsid="002c9457" style:font-weight-asian="normal" style:font-weight-complex="normal"/>
    </style:style>
    <style:style style:name="T41" style:family="text">
      <style:text-properties fo:language="uk" fo:country="UA" fo:font-weight="normal" officeooo:rsid="0058499d" style:font-weight-asian="normal" style:font-weight-complex="normal"/>
    </style:style>
    <style:style style:name="T42" style:family="text">
      <style:text-properties fo:language="uk" fo:country="UA" officeooo:rsid="0058499d"/>
    </style:style>
    <style:style style:name="T43" style:family="text">
      <style:text-properties officeooo:rsid="003b71b4"/>
    </style:style>
    <style:style style:name="T44" style:family="text">
      <style:text-properties officeooo:rsid="003b8003"/>
    </style:style>
    <style:style style:name="T45" style:family="text">
      <style:text-properties officeooo:rsid="000f0310"/>
    </style:style>
    <style:style style:name="T46" style:family="text">
      <style:text-properties officeooo:rsid="0010dd33"/>
    </style:style>
    <style:style style:name="T47" style:family="text">
      <style:text-properties officeooo:rsid="00117476"/>
    </style:style>
    <style:style style:name="T48" style:family="text">
      <style:text-properties officeooo:rsid="0014585f"/>
    </style:style>
    <style:style style:name="T49" style:family="text">
      <style:text-properties officeooo:rsid="0042ad5b"/>
    </style:style>
    <style:style style:name="T50" style:family="text">
      <style:text-properties officeooo:rsid="00464a7d"/>
    </style:style>
    <style:style style:name="T51" style:family="text">
      <style:text-properties officeooo:rsid="0049d299"/>
    </style:style>
    <style:style style:name="T52" style:family="text">
      <style:text-properties officeooo:rsid="004bcbd5"/>
    </style:style>
    <style:style style:name="T53" style:family="text">
      <style:text-properties officeooo:rsid="0053ed7c"/>
    </style:style>
    <style:style style:name="T54" style:family="text">
      <style:text-properties officeooo:rsid="00576bac"/>
    </style:style>
    <style:style style:name="T55" style:family="text">
      <style:text-properties officeooo:rsid="0058499d"/>
    </style:style>
    <style:style style:name="T56" style:family="text">
      <style:text-properties officeooo:rsid="005bc6ae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0" style:family="text">
      <style:text-properties style:font-name="Liberation Serif" fo:font-size="10pt" style:font-size-asian="10pt" style:font-size-complex="10pt"/>
    </style:style>
    <style:style style:name="T61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2" style:family="text">
      <style:text-properties style:font-name="Liberation Serif" fo:font-size="10.5pt" style:font-size-asian="10.5pt" style:font-size-complex="10.5pt"/>
    </style:style>
    <style:style style:name="T63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4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65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6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66" svg:width="7.303cm" svg:height="8.256cm" svg:x="17.919cm" svg:y="0.309cm">
        <draw:text-box>
          <text:p><text:span text:style-name="T61">Пояснює </text:span><text:span text:style-name="T62">поняття моделі</text:span></text:p>
          <text:p text:style-name="P65"><text:span text:style-name="T63">Діяльнісна складова</text:span></text:p>
          <text:p><text:span text:style-name="T61">Застосовує </text:span><text:span text:style-name="T62">засоби опрацювання електронних </text:span><text:span text:style-name="T62">таблиць для розв’язання навчальних і </text:span><text:span text:style-name="T62">життєвих задач. </text:span></text:p>
          <text:p><text:span text:style-name="T61">Аналізує </text:span><text:span text:style-name="T62">умову задачі, виокремлює зв’язки </text:span><text:span text:style-name="T62">між величинами. Реалізує математичні моделі </text:span><text:span text:style-name="T62">засобами електронних таблиць.</text:span></text:p>
          <text:p><text:span text:style-name="T61">Використовує</text:span><text:span text:style-name="T62"> формули в електронних </text:span><text:span text:style-name="T62">таблицях.</text:span></text:p>
          <text:p><text:span text:style-name="T61">Редагує</text:span><text:span text:style-name="T62"> <text:s/>і </text:span><text:span text:style-name="T61">форматує</text:span><text:span text:style-name="T62"> електронні таблиці.</text:span></text:p>
          <text:p text:style-name="P65"><text:span text:style-name="T64">Застосовує</text:span><text:span text:style-name="T65"> засоби автозаповнення й </text:span><text:span text:style-name="T65">автозавершення для прискорення введення </text:span><text:span text:style-name="T65">даних</text:span></text:p>
          <text:p text:style-name="P65"><text:span text:style-name="T63">Ціннісна складова</text:span></text:p>
          <text:p><text:span text:style-name="T61">Розпізнає</text:span><text:span text:style-name="T62"> задачі, для яких доцільно </text:span><text:span text:style-name="T62">використовувати електронні таблиці.</text:span></text:p>
          <text:p><text:span text:style-name="T61">Робить висновки</text:span><text:span text:style-name="T62"> на основі аналізу даних в </text:span><text:span text:style-name="T62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50">7</text:span>-<text:span text:style-name="T50">А</text:span></text:p>
          </table:table-cell>
          <table:table-cell table:style-name="Таблица1.A1" office:value-type="string">
            <text:p text:style-name="P36"><text:span text:style-name="T50">7</text:span>-<text:span text:style-name="T50">Б</text:span></text:p>
          </table:table-cell>
          <table:table-cell table:style-name="Таблица1.G1" office:value-type="string">
            <text:p text:style-name="P36"><text:span text:style-name="T50">7</text:span>-<text:span text:style-name="T50">В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18">1</text:span>. <text:span text:style-name="T21">Служби Інтернету</text:span> (<text:span text:style-name="T51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7">Безпека життєдіяльності при роботі з комп'ютером<text:span text:style-name="T6">. </text:span><text:span text:style-name="T27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59">Знаннєва складова</text:p>
            <text:p text:style-name="P57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57"><text:span text:style-name="T1">Пояснює</text:span> небезпеки, пов’язані з використанням електронної пошти.</text:p>
            <text:p text:style-name="P57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56"/>
            <text:p text:style-name="P59">Діяльнісна складова</text:p>
            <text:p text:style-name="P57"><text:span text:style-name="T1">Створює</text:span> поштову скриньку та використовує її.</text:p>
            <text:p text:style-name="P57"><text:span text:style-name="T1">Створює</text:span> і <text:span text:style-name="T1">використовує</text:span> списки розсилки.</text:p>
            <text:p text:style-name="P57"><text:span text:style-name="T1">Уміє</text:span> працювати в команді й організовувати спільну роботу в онлайн-середовищах.</text:p>
            <text:p text:style-name="P57"><text:span text:style-name="T1">Використовує</text:span> онлайнові перекладачі</text:p>
            <text:p text:style-name="P56"/>
            <text:p text:style-name="P59">Ціннісна складова</text:p>
            <text:p text:style-name="P57"><text:span text:style-name="T1">Усвідомлює</text:span> переваги та недоліки електронної пошти як засобу спілкування.</text:p>
            <text:p text:style-name="P57"><text:span text:style-name="T1">Дотримується</text:span> принципів електронного етикету та безпечного користування електронною поштою.</text:p>
            <text:p text:style-name="P57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55"><text:span text:style-name="T17">Усвідомлює</text:span><text:span text:style-name="T10"> значення Інтернету речей у житті людини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2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50"><text:span text:style-name="T7">Надсилання, отримання, перенаправлення повідомлень. </text:span><text:span text:style-name="T3">Практична робота №1.</text:span><text:span text:style-name="T2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3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43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8">Рівні та способи доступу до ресурс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3"><text:span text:style-name="T32">Зберігання даних та колективна робота з документами в Інтернеті. </text:span><text:span text:style-name="T3">Практична робота №2. </text:span><text:span text:style-name="T32">керування спільним доступом до них. Хмарні сервіси. </text:span><text:span text:style-name="T2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48">Онлайнові перекладач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49">Інтернет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33"><text:span text:style-name="T52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40"><text:span text:style-name="T19">Узагальнення з теми <text:s/>«</text:span><text:span text:style-name="T25">Служби Інтернету»</text:span></text:p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29">Тема 2</text:span>. <text:span text:style-name="T24">Опрацювання табличних даних</text:span> (<text:span text:style-name="T52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4"><text:span text:style-name="T8">Поняття електронної таблиці. </text:span><text:span text:style-name="T16">Практична робота №3. </text:span><text:span text:style-name="T9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60"><draw:frame text:anchor-type="paragraph" draw:z-index="0" draw:name="Фигура1" draw:style-name="gr1" draw:text-style-name="P64" svg:width="7.303cm" svg:height="3.234cm" svg:x="0.069cm" svg:y="0.178cm"><draw:text-box><text:p><text:span text:style-name="T57">Знаннєва складова</text:span></text:p><text:p><text:span text:style-name="T58">Пояснює призначення електронних таблиць, </text:span><text:span text:style-name="T58">зокрема як засобу моделювання.</text:span></text:p><text:p><text:span text:style-name="T58">Знає принципи адресації клітинок і діапазонів. </text:span><text:span text:style-name="T59">Називає </text:span><text:span text:style-name="T60">основні типи даних та пояснює їхнє </text:span><text:span text:style-name="T60">призначення.</text:span></text:p><text:p><text:span text:style-name="T59">Називає</text:span><text:span text:style-name="T60"> і </text:span><text:span text:style-name="T59">пояснює </text:span><text:span text:style-name="T60">призначення основних </text:span><text:span text:style-name="T60">об’єктів ЕТ.</text:span></text:p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4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4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5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5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5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5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5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6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3">0</text:span></text:p>
          </table:table-cell>
          <table:table-cell table:style-name="Таблица1.A3" office:value-type="string">
            <text:p text:style-name="P22">1<text:span text:style-name="T53">0</text:span></text:p>
          </table:table-cell>
          <table:table-cell table:style-name="Таблица1.A3" office:value-type="string">
            <text:p text:style-name="P41"><text:span text:style-name="T19">Узагальнення з теми </text:span><text:span text:style-name="T26">Опрацювання табличних даних.</text:span></text:p>
            <text:p text:style-name="P62"/>
            <text:p text:style-name="P62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4">Тема </text:span><text:span text:style-name="T15">3</text:span><text:span text:style-name="T14">. </text:span><text:span text:style-name="T11"><text:s/>Алгоритми та програми </text:span><text:span text:style-name="T12">(</text:span><text:span text:style-name="T13">14</text:span><text:span text:style-name="T1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54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1">Виконав<text:span text:style-name="T30">ц</text:span>і алгоритмів</text:p>
          </table:table-cell>
          <table:table-cell table:style-name="Таблица1.D14" table:number-rows-spanned="14" office:value-type="string">
            <text:p text:style-name="P61"><draw:frame text:anchor-type="paragraph" draw:z-index="2" draw:name="Фигура3" draw:style-name="gr3" draw:text-style-name="P70" svg:width="7.277cm" svg:height="8.547cm" svg:x="0.016cm" svg:y="0.079cm"><draw:text-box><text:p text:style-name="P67"><text:span text:style-name="T63">Учень/учениця</text:span></text:p><text:p text:style-name="P65"><text:span text:style-name="T63">Знаннєва складова</text:span></text:p><text:p text:style-name="P68"><text:span text:style-name="T65"><text:s text:c="5"/></text:span><text:span text:style-name="T64">Пояснює</text:span><text:span text:style-name="T65"> поняття величини, змінної та </text:span><text:span text:style-name="T65">операції присвоювання.</text:span></text:p><text:p text:style-name="P68"><text:span text:style-name="T65"><text:s text:c="4"/></text:span><text:span text:style-name="T64">Знає</text:span><text:span text:style-name="T65"> базові алгоритми роботи зі змінними: </text:span><text:span text:style-name="T65">обмін значеннями, визначення найбільшого й </text:span><text:span text:style-name="T65">найменшого з двох значень</text:span></text:p><text:p text:style-name="P68"><text:span text:style-name="T65"/></text:p><text:p text:style-name="P68"><text:span text:style-name="T63">Діяльнісна складова</text:span></text:p><text:p text:style-name="P69"><text:span text:style-name="T65"><text:s text:c="4"/></text:span><text:span text:style-name="T64">Використовує</text:span><text:span text:style-name="T65"> різні алгоритмічні структури </text:span><text:span text:style-name="T65">та змінні для <text:s/>розв’язання навчальних і </text:span><text:span text:style-name="T65">життєвих задач.</text:span></text:p><text:p text:style-name="P69"><text:span text:style-name="T65"><text:s text:c="5"/></text:span><text:span text:style-name="T64">Застосовує</text:span><text:span text:style-name="T65"> засоби програмування для </text:span><text:span text:style-name="T65">побудови моделей</text:span></text:p><text:p text:style-name="P69"><text:span text:style-name="T66"/></text:p><text:p text:style-name="P69"><text:span text:style-name="T63">Ціннісна складова</text:span></text:p><text:p text:style-name="P69"><text:span text:style-name="T65"><text:s text:c="5"/></text:span><text:span text:style-name="T64">Усвідомлює</text:span><text:span text:style-name="T65"> роль програмування та </text:span><text:span text:style-name="T65">моделювання для розв’язання навчальних і </text:span><text:span text:style-name="T65">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1"><text:span text:style-name="T31">С</text:span>истеми команд <text:span text:style-name="T31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1"><text:span text:style-name="T33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3">Розбір</text:span><text:span text:style-name="T4"> </text:span><text:span text:style-name="T33">в</text:span><text:span text:style-name="T31">идів опису алгоритмів. </text:span><text:span text:style-name="T32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1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7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7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51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7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18">інійн</text:span>их<text:span text:style-name="T18"> алгоритм</text:span>ів<text:span text:style-name="T18">. </text:span><text:span text:style-name="T32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1">Алгоритми з розгалуженнями. <text:span text:style-name="T31">Складання </text:span>алгоритм<text:span text:style-name="T31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52">Алгоритми з розгалуженнями. <text:span text:style-name="T31">Виконання </text:span>алгоритм<text:span text:style-name="T31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52">Алгоритми з повтореннями. <text:span text:style-name="T31">Складання </text:span>алгоритм<text:span text:style-name="T31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52">Алгоритми з повтореннями. <text:span text:style-name="T31">Виконання </text:span>алгоритм<text:span text:style-name="T31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53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4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4">II </text:span></text:span><text:span text:style-name="Основной_20_шрифт_20_абзаца"><text:span text:style-name="T35">2 ч.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4">III</text:span></text:span><text:span text:style-name="Основной_20_шрифт_20_абзаца"><text:span text:style-name="T35"> ч.</text:span></text:span></text:p>
          </table:table-cell>
          <table:table-cell table:style-name="Таблица2.G1" office:value-type="string">
            <text:p text:style-name="P28"><text:span text:style-name="Основной_20_шрифт_20_абзаца"><text:span text:style-name="T34">IV</text:span></text:span><text:span text:style-name="Основной_20_шрифт_20_абзаца"><text:span text:style-name="T35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50">7</text:span>-А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3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4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0">7</text:span>-Б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55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55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0">7</text:span>-<text:span text:style-name="T50">В</text:span>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3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4">0</text:span></text:p>
          </table:table-cell>
          <table:table-cell table:style-name="Таблица2.G2" office:value-type="string">
            <text:p text:style-name="P28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8">Граф<text:span text:style-name="Основной_20_шрифт_20_абзаца"><text:span text:style-name="T35">ік контрольних та практичних робіт </text:span></text:span><text:span text:style-name="Основной_20_шрифт_20_абзаца"><text:span text:style-name="T36">5</text:span></text:span><text:span text:style-name="Основной_20_шрифт_20_абзаца"><text:span text:style-name="T3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0">7</text:span>-А</text:p>
          </table:table-cell>
          <table:table-cell table:style-name="Таблица3.A2" office:value-type="string">
            <text:p text:style-name="P26"><text:span text:style-name="T50">7</text:span>-Б</text:p>
          </table:table-cell>
          <table:table-cell table:style-name="Таблица3.D2" office:value-type="string">
            <text:p text:style-name="P26"><text:span text:style-name="T50">7</text:span>-<text:span text:style-name="T50">В</text:span></text:p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5">Практична робота №</text:span></text:span><text:span text:style-name="Основной_20_шрифт_20_абзаца"><text:span text:style-name="T37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5">Практична робота №</text:span></text:span><text:span text:style-name="Основной_20_шрифт_20_абзаца"><text:span text:style-name="T37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5">Узагальнення №</text:span></text:span><text:span text:style-name="Основной_20_шрифт_20_абзаца"><text:span text:style-name="T37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8">Практична робота №</text:span></text:span><text:span text:style-name="Основной_20_шрифт_20_абзаца"><text:span text:style-name="T37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8">Практична робота №</text:span></text:span><text:span text:style-name="Основной_20_шрифт_20_абзаца"><text:span text:style-name="T42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8">Практична робота №</text:span></text:span><text:span text:style-name="Основной_20_шрифт_20_абзаца"><text:span text:style-name="T42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Узагальнення №</text:span></text:span><text:span text:style-name="Основной_20_шрифт_20_абзаца"><text:span text:style-name="T41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5">Заступник</text:span> директора _________ М.В. Савіна<text:tab/><text:tab/><text:tab/><text:tab/><text:tab/><text:tab/><text:tab/><text:tab/><text:span text:style-name="T45">Д</text:span>иректор <text:span text:style-name="T45">школи</text:span> ____________ Л.М. Воробйов</text:p>
      <text:p text:style-name="P7">____________ 201<text:span text:style-name="T56">8</text:span> р.<text:tab/><text:tab/><text:tab/><text:tab/><text:tab/><text:tab/><text:tab/><text:tab/><text:tab/><text:tab/><text:tab/><text:tab/><text:tab/><text:tab/><text:tab/>_____________ 201<text:span text:style-name="T56">8</text:span> р.</text:p>
      <text:p text:style-name="P7">____________ 201<text:span text:style-name="T56">9</text:span> р.<text:tab/><text:tab/><text:tab/><text:tab/><text:tab/><text:tab/><text:tab/><text:tab/><text:tab/><text:tab/><text:tab/><text:tab/><text:tab/><text:tab/><text:tab/>_____________ 201<text:span text:style-name="T56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49">і</text:span>нформатики для <text:span text:style-name="T50">7</text:span> класів</text:p>
      <text:p text:style-name="P9"><text:span text:style-name="T45">в</text:span>читель Трубіцина А.Л.</text:p>
      <text:p text:style-name="P9">201<text:span text:style-name="T56">8</text:span>-201<text:span text:style-name="T56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0">7 </text:span>класу</text:p>
      <text:p text:style-name="P6">загальноосвітніх навчальних закладів <text:span text:style-name="T46">затверджена Міністерством освіти і науки України</text:span></text:p>
      <text:p text:style-name="P8">(Наказ МОН від <text:span text:style-name="T47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0"><text:tab/><text:tab/></text:span><text:span text:style-name="T22">Погоджено на засіданні </text:span><text:span text:style-name="T23">Ш</text:span><text:span text:style-name="T22">МО</text:span></text:p>
      <text:p text:style-name="P5"><text:tab/><text:tab/>протокол № _____ від ___________ р.</text:p>
      <text:p text:style-name="P5"><text:tab/><text:tab/>кер. <text:span text:style-name="T48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2:46.672341424</dc:date>
    <meta:editing-duration>PT57M10S</meta:editing-duration>
    <meta:editing-cycles>26</meta:editing-cycles>
    <meta:generator>LibreOffice/6.1.1.2$Linux_X86_64 LibreOffice_project/10$Build-2</meta:generator>
    <meta:document-statistic meta:table-count="3" meta:image-count="0" meta:object-count="0" meta:page-count="4" meta:paragraph-count="182" meta:word-count="614" meta:character-count="4363" meta:non-whitespace-character-count="3866"/>
  </office:meta>
</office:document-meta>
</file>